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3000002B8D3F993E841FAF1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3333ff" draw:textarea-horizontal-align="justify" draw:textarea-vertical-align="middle" draw:auto-grow-height="false" fo:min-height="0.068cm" fo:min-width="1.9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1cm"/>
    </style:style>
    <style:style style:name="gr4" style:family="graphic" style:parent-style-name="standard">
      <style:graphic-properties draw:fill-color="#3333ff" draw:textarea-horizontal-align="justify" draw:textarea-vertical-align="middle" draw:auto-grow-height="false" fo:min-height="3.53cm" fo:min-width="0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fill-color="#3333ff" draw:textarea-horizontal-align="justify" draw:textarea-vertical-align="middle" draw:auto-grow-height="false" fo:min-height="2.97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8cm"/>
    </style:style>
    <style:style style:name="gr8" style:family="graphic" style:parent-style-name="standard">
      <style:graphic-properties draw:fill-color="#3333ff" draw:textarea-horizontal-align="justify" draw:textarea-vertical-align="middle" draw:auto-grow-height="false" fo:min-height="1.64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fill-color="#0000ff" draw:textarea-horizontal-align="justify" draw:textarea-vertical-align="middle" draw:auto-grow-height="false" fo:min-height="3.7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00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76cm" svg:height="11.938cm" svg:x="3.794cm" svg:y="5.699cm">
          <draw:image xlink:href="Pictures/10000000000002E3000002B8D3F993E841FAF170.png" xlink:type="simple" xlink:show="embed" xlink:actuate="onLoad">
            <text:p/>
          </draw:image>
        </draw:frame>
        <draw:custom-shape draw:style-name="gr2" draw:text-style-name="P2" draw:layer="layout" svg:width="2.794cm" svg:height="0.635cm" svg:x="2.01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826cm" svg:height="1.673cm" svg:x="1cm" svg:y="10.017cm">
          <draw:text-box>
            <text:p>MT3608</text:p>
          </draw:text-box>
        </draw:frame>
        <draw:custom-shape draw:style-name="gr4" draw:text-style-name="P2" draw:layer="layout" svg:width="0.381cm" svg:height="4.318cm" svg:x="10.525cm" svg:y="14.2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3.81cm" svg:height="1.673cm" svg:x="7.096cm" svg:y="18.758cm">
          <draw:text-box>
            <text:p>ADS1115<text:line-break/>Pins links</text:p>
          </draw:text-box>
        </draw:frame>
        <draw:custom-shape draw:style-name="gr6" draw:text-style-name="P2" draw:layer="layout" svg:width="0.381cm" svg:height="3.683cm" svg:x="14.081cm" svg:y="14.5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3" draw:layer="layout" svg:width="5.358cm" svg:height="0.962cm" svg:x="11.644cm" svg:y="18.907cm">
          <draw:text-box>
            <text:p>Lochrasterplatine</text:p>
          </draw:text-box>
        </draw:frame>
        <draw:custom-shape draw:style-name="gr8" draw:text-style-name="P2" draw:layer="layout" svg:width="0.381cm" svg:height="2.159cm" svg:x="9.763cm" svg:y="4.4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4" draw:layer="layout" svg:width="3.495cm" svg:height="0.963cm" svg:x="7.03cm" svg:y="3.212cm">
          <draw:text-box>
            <text:p>TPS61221</text:p>
          </draw:text-box>
        </draw:frame>
        <draw:custom-shape draw:style-name="gr10" draw:text-style-name="P5" draw:layer="layout" svg:width="0.381cm" svg:height="4.572cm" svg:x="14.208cm" svg:y="4.4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2.682cm" svg:height="0.962cm" svg:x="13.065cm" svg:y="3.286cm">
          <draw:text-box>
            <text:p>S3577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3T16:11:10.920776203</meta:creation-date>
    <dc:date>2021-09-23T16:42:58.295166321</dc:date>
    <meta:editing-duration>PT6M7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